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style:page-number="1"/>
    </style:style>
    <style:style style:name="T2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 fo:color="#1155CC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fo:language="en" fo:country="GB"/>
    </style:style>
    <style:style style:name="T12" style:parent-style-name="Internetlink" style:family="text">
      <style:text-properties fo:language="en" fo:country="GB"/>
    </style:style>
    <style:style style:name="T13" style:parent-style-name="DefaultParagraphFont" style:family="text">
      <style:text-properties fo:language="en" fo:country="GB"/>
    </style:style>
    <style:style style:name="T14" style:parent-style-name="DefaultParagraphFont" style:family="text">
      <style:text-properties fo:language="bg" fo:country="BG"/>
    </style:style>
    <style:style style:name="T15" style:parent-style-name="DefaultParagraphFont" style:family="text">
      <style:text-properties fo:language="en" fo:country="GB"/>
    </style:style>
    <style:style style:name="T16" style:parent-style-name="DefaultParagraphFont" style:family="text">
      <style:text-properties fo:language="bg" fo:country="BG"/>
    </style:style>
    <style:style style:name="T17" style:parent-style-name="DefaultParagraphFont" style:family="text">
      <style:text-properties fo:language="en" fo:country="GB"/>
    </style:style>
    <style:style style:name="T18" style:parent-style-name="DefaultParagraphFont" style:family="text">
      <style:text-properties fo:language="bg" fo:country="BG"/>
    </style:style>
    <style:style style:name="T19" style:parent-style-name="DefaultParagraphFont" style:family="text">
      <style:text-properties fo:language="en" fo:country="GB"/>
    </style:style>
    <style:style style:name="T20" style:parent-style-name="Internetlink" style:family="text">
      <style:text-properties fo:language="en" fo:country="GB"/>
    </style:style>
    <style:style style:name="T21" style:parent-style-name="Internetlink" style:family="text">
      <style:text-properties fo:language="en" fo:country="GB"/>
    </style:style>
    <style:style style:name="T22" style:parent-style-name="Internetlink" style:family="text">
      <style:text-properties fo:language="en" fo:country="GB"/>
    </style:style>
    <style:style style:name="T23" style:parent-style-name="Internetlink" style:family="text">
      <style:text-properties fo:language="en" fo:country="GB"/>
    </style:style>
    <style:style style:name="T24" style:parent-style-name="Internetlink" style:family="text">
      <style:text-properties fo:language="en" fo:country="GB"/>
    </style:style>
    <style:style style:name="T25" style:parent-style-name="Internetlink" style:family="text">
      <style:text-properties fo:language="en" fo:country="GB"/>
    </style:style>
    <style:style style:name="P26" style:parent-style-name="Standard" style:family="paragraph">
      <style:text-properties fo:language="bg" fo:country="BG"/>
    </style:style>
    <style:style style:name="T27" style:parent-style-name="Hyperlink" style:family="text">
      <style:text-properties fo:language="bg" fo:country="BG"/>
    </style:style>
    <style:style style:name="T28" style:parent-style-name="DefaultParagraphFont" style:family="text">
      <style:text-properties fo:language="bg" fo:country="BG"/>
    </style:style>
    <style:style style:name="T29" style:parent-style-name="DefaultParagraphFont" style:family="text">
      <style:text-properties fo:language="en" fo:country="GB"/>
    </style:style>
    <style:style style:name="T30" style:parent-style-name="DefaultParagraphFont" style:family="text">
      <style:text-properties fo:language="bg" fo:country="BG"/>
    </style:style>
    <style:style style:name="P31" style:parent-style-name="Standard" style:family="paragraph">
      <style:text-properties fo:language="bg" fo:country="BG"/>
    </style:style>
    <style:style style:name="P32" style:parent-style-name="Standard" style:family="paragraph"/>
    <style:style style:name="T33" style:parent-style-name="Hyperlink" style:family="text">
      <style:text-properties fo:language="bg" fo:country="BG"/>
    </style:style>
    <style:style style:name="T34" style:parent-style-name="Hyperlink" style:family="text">
      <style:text-properties fo:language="bg" fo:country="BG"/>
    </style:style>
    <style:style style:name="P35" style:parent-style-name="Standard" style:family="paragraph"/>
    <style:style style:name="T36" style:parent-style-name="Hyperlink" style:family="text">
      <style:text-properties fo:language="bg" fo:country="BG"/>
    </style:style>
    <style:style style:name="P37" style:parent-style-name="Standard" style:family="paragraph"/>
    <style:style style:name="T38" style:parent-style-name="Hyperlink" style:family="text">
      <style:text-properties fo:language="bg" fo:country="BG"/>
    </style:style>
    <style:style style:name="T39" style:parent-style-name="Hyperlink" style:family="text">
      <style:text-properties fo:language="bg" fo:country="BG"/>
    </style:style>
    <style:style style:name="P40" style:parent-style-name="Standard" style:family="paragraph"/>
    <style:style style:name="T41" style:parent-style-name="Hyperlink" style:family="text">
      <style:text-properties fo:language="bg" fo:country="BG"/>
    </style:style>
    <style:style style:name="T42" style:parent-style-name="DefaultParagraphFont" style:family="text">
      <style:text-properties fo:language="bg" fo:country="BG"/>
    </style:style>
    <style:style style:name="T43" style:parent-style-name="DefaultParagraphFont" style:family="text">
      <style:text-properties fo:language="en" fo:country="GB"/>
    </style:style>
    <style:style style:name="T44" style:parent-style-name="DefaultParagraphFont" style:family="text">
      <style:text-properties fo:language="bg" fo:country="BG"/>
    </style:style>
    <style:style style:name="P45" style:parent-style-name="Standard" style:family="paragraph"/>
    <style:style style:name="T46" style:parent-style-name="Hyperlink" style:family="text">
      <style:text-properties fo:language="bg" fo:country="BG"/>
    </style:style>
    <style:style style:name="T47" style:parent-style-name="Hyperlink" style:family="text">
      <style:text-properties fo:language="bg" fo:country="BG"/>
    </style:style>
    <style:style style:name="P48" style:parent-style-name="Standard" style:family="paragraph"/>
    <style:style style:name="T49" style:parent-style-name="Hyperlink" style:family="text">
      <style:text-properties fo:language="bg" fo:country="BG"/>
    </style:style>
    <style:style style:name="T50" style:parent-style-name="DefaultParagraphFont" style:family="text">
      <style:text-properties fo:language="bg" fo:country="BG"/>
    </style:style>
    <style:style style:name="P51" style:parent-style-name="Standard" style:family="paragraph"/>
    <style:style style:name="T52" style:parent-style-name="Hyperlink" style:family="text">
      <style:text-properties fo:language="bg" fo:country="BG"/>
    </style:style>
    <style:style style:name="P53" style:parent-style-name="Standard" style:family="paragraph"/>
    <style:style style:name="T54" style:parent-style-name="DefaultParagraphFont" style:family="text">
      <style:text-properties fo:language="bg" fo:country="BG"/>
    </style:style>
    <style:style style:name="T55" style:parent-style-name="Hyperlink" style:family="text">
      <style:text-properties fo:language="bg" fo:country="BG"/>
    </style:style>
    <style:style style:name="T56" style:parent-style-name="DefaultParagraphFont" style:family="text">
      <style:text-properties fo:language="en" fo:country="GB"/>
    </style:style>
    <style:style style:name="T57" style:parent-style-name="DefaultParagraphFont" style:family="text">
      <style:text-properties fo:language="bg" fo:country="BG"/>
    </style:style>
    <style:style style:name="T58" style:parent-style-name="DefaultParagraphFont" style:family="text">
      <style:text-properties fo:language="en" fo:country="GB"/>
    </style:style>
    <style:style style:name="T59" style:parent-style-name="DefaultParagraphFont" style:family="text">
      <style:text-properties fo:language="bg" fo:country="BG"/>
    </style:style>
    <style:style style:name="P60" style:parent-style-name="Standard" style:family="paragraph"/>
    <style:style style:name="T61" style:parent-style-name="DefaultParagraphFont" style:family="text">
      <style:text-properties fo:language="bg" fo:country="BG"/>
    </style:style>
    <style:style style:name="P62" style:parent-style-name="Standard" style:family="paragraph"/>
    <style:style style:name="T63" style:parent-style-name="DefaultParagraphFont" style:family="text">
      <style:text-properties fo:language="bg" fo:country="BG"/>
    </style:style>
    <style:style style:name="T64" style:parent-style-name="DefaultParagraphFont" style:family="text">
      <style:text-properties fo:language="bg" fo:country="BG"/>
    </style:style>
    <style:style style:name="P65" style:parent-style-name="Standard" style:family="paragraph"/>
    <style:style style:name="T66" style:parent-style-name="Hyperlink" style:family="text">
      <style:text-properties fo:language="bg" fo:country="BG"/>
    </style:style>
    <style:style style:name="P67" style:parent-style-name="Standard" style:family="paragraph"/>
    <style:style style:name="T68" style:parent-style-name="Hyperlink" style:family="text">
      <style:text-properties fo:language="bg" fo:country="BG"/>
    </style:style>
    <style:style style:name="P69" style:parent-style-name="Standard" style:family="paragraph">
      <style:text-properties fo:language="en" fo:country="GB"/>
    </style:style>
    <style:style style:name="P70" style:parent-style-name="Standard" style:family="paragraph"/>
    <style:style style:name="T71" style:parent-style-name="Hyperlink" style:family="text">
      <style:text-properties fo:language="en" fo:country="GB"/>
    </style:style>
    <style:style style:name="T72" style:parent-style-name="Hyperlink" style:family="text">
      <style:text-properties fo:language="en" fo:country="GB"/>
    </style:style>
    <style:style style:name="T73" style:parent-style-name="DefaultParagraphFont" style:family="text">
      <style:text-properties fo:language="en" fo:country="GB"/>
    </style:style>
    <style:style style:name="T74" style:parent-style-name="DefaultParagraphFont" style:family="text">
      <style:text-properties fo:language="bg" fo:country="BG"/>
    </style:style>
    <style:style style:name="P75" style:parent-style-name="Standard" style:family="paragraph"/>
    <style:style style:name="T76" style:parent-style-name="Hyperlink" style:family="text">
      <style:text-properties fo:language="en" fo:country="GB"/>
    </style:style>
    <style:style style:name="T77" style:parent-style-name="Hyperlink" style:family="text">
      <style:text-properties fo:language="en" fo:country="GB"/>
    </style:style>
    <style:style style:name="T78" style:parent-style-name="DefaultParagraphFont" style:family="text">
      <style:text-properties fo:language="en" fo:country="GB"/>
    </style:style>
    <style:style style:name="T79" style:parent-style-name="DefaultParagraphFont" style:family="text">
      <style:text-properties fo:language="bg" fo:country="BG"/>
    </style:style>
    <style:style style:name="T80" style:parent-style-name="DefaultParagraphFont" style:family="text">
      <style:text-properties fo:language="en" fo:country="GB"/>
    </style:style>
    <style:style style:name="T81" style:parent-style-name="DefaultParagraphFont" style:family="text">
      <style:text-properties fo:language="bg" fo:country="BG"/>
    </style:style>
    <style:style style:name="P82" style:parent-style-name="Standard" style:family="paragraph"/>
    <style:style style:name="T83" style:parent-style-name="Hyperlink" style:family="text">
      <style:text-properties fo:language="en" fo:country="GB"/>
    </style:style>
    <style:style style:name="T84" style:parent-style-name="DefaultParagraphFont" style:family="text">
      <style:text-properties fo:language="bg" fo:country="BG"/>
    </style:style>
    <style:style style:name="T85" style:parent-style-name="DefaultParagraphFont" style:family="text">
      <style:text-properties fo:language="bg" fo:country="BG"/>
    </style:style>
    <style:style style:name="P86" style:parent-style-name="Standard" style:family="paragraph"/>
    <style:style style:name="T87" style:parent-style-name="DefaultParagraphFont" style:family="text">
      <style:text-properties fo:language="bg" fo:country="BG"/>
    </style:style>
    <style:style style:name="T88" style:parent-style-name="DefaultParagraphFont" style:family="text">
      <style:text-properties fo:language="en" fo:country="GB"/>
    </style:style>
    <style:style style:name="P89" style:parent-style-name="Standard" style:family="paragraph"/>
    <style:style style:name="T90" style:parent-style-name="DefaultParagraphFont" style:family="text">
      <style:text-properties fo:language="bg" fo:country="BG"/>
    </style:style>
    <style:style style:name="P91" style:parent-style-name="Standard" style:family="paragraph"/>
    <style:style style:name="T92" style:parent-style-name="DefaultParagraphFont" style:family="text">
      <style:text-properties fo:language="bg" fo:country="BG"/>
    </style:style>
    <style:style style:name="T93" style:parent-style-name="DefaultParagraphFont" style:family="text">
      <style:text-properties fo:language="en" fo:country="GB"/>
    </style:style>
    <style:style style:name="T94" style:parent-style-name="DefaultParagraphFont" style:family="text">
      <style:text-properties fo:language="bg" fo:country="BG"/>
    </style:style>
    <style:style style:name="T95" style:parent-style-name="DefaultParagraphFont" style:family="text">
      <style:text-properties fo:language="en" fo:country="GB"/>
    </style:style>
    <style:style style:name="P96" style:parent-style-name="Standard" style:family="paragraph"/>
    <style:style style:name="T97" style:parent-style-name="DefaultParagraphFont" style:family="text">
      <style:text-properties fo:language="bg" fo:country="BG"/>
    </style:style>
    <style:style style:name="T98" style:parent-style-name="DefaultParagraphFont" style:family="text">
      <style:text-properties fo:language="bg" fo:country="BG"/>
    </style:style>
    <style:style style:name="P99" style:parent-style-name="Standard" style:family="paragraph"/>
    <style:style style:name="T100" style:parent-style-name="DefaultParagraphFont" style:family="text">
      <style:text-properties fo:language="bg" fo:country="BG"/>
    </style:style>
    <style:style style:name="P101" style:parent-style-name="Standard" style:family="paragraph">
      <style:text-properties fo:language="bg" fo:country="BG"/>
    </style:style>
    <style:style style:name="P102" style:parent-style-name="Standard" style:family="paragraph">
      <style:paragraph-properties fo:margin-left="0.5in">
        <style:tab-stops/>
      </style:paragraph-properties>
    </style:style>
    <style:style style:name="T103" style:parent-style-name="DefaultParagraphFont" style:family="text">
      <style:text-properties fo:language="bg" fo:country="BG"/>
    </style:style>
    <style:style style:name="T104" style:parent-style-name="DefaultParagraphFont" style:family="text">
      <style:text-properties fo:language="bg" fo:country="BG"/>
    </style:style>
    <style:style style:name="P105" style:parent-style-name="Standard" style:family="paragraph">
      <style:paragraph-properties fo:margin-left="1in">
        <style:tab-stops/>
      </style:paragraph-properties>
    </style:style>
    <style:style style:name="T106" style:parent-style-name="DefaultParagraphFont" style:family="text">
      <style:text-properties fo:language="bg" fo:country="BG"/>
    </style:style>
    <style:style style:name="P107" style:parent-style-name="Standard" style:family="paragraph">
      <style:paragraph-properties fo:margin-left="0.5in">
        <style:tab-stops/>
      </style:paragraph-properties>
    </style:style>
    <style:style style:name="T108" style:parent-style-name="DefaultParagraphFont" style:family="text">
      <style:text-properties fo:language="bg" fo:country="BG"/>
    </style:style>
    <style:style style:name="P109" style:parent-style-name="Standard" style:family="paragraph">
      <style:paragraph-properties fo:margin-left="0.5in">
        <style:tab-stops/>
      </style:paragraph-properties>
    </style:style>
    <style:style style:name="T110" style:parent-style-name="DefaultParagraphFont" style:family="text">
      <style:text-properties fo:language="bg" fo:country="BG"/>
    </style:style>
    <style:style style:name="P111" style:parent-style-name="Standard" style:family="paragraph">
      <style:text-properties fo:language="bg" fo:country="BG"/>
    </style:style>
    <style:style style:name="P112" style:parent-style-name="Standard" style:family="paragraph"/>
    <style:style style:name="T113" style:parent-style-name="Hyperlink" style:family="text">
      <style:text-properties fo:language="bg" fo:country="BG"/>
    </style:style>
    <style:style style:name="T114" style:parent-style-name="DefaultParagraphFont" style:family="text">
      <style:text-properties fo:language="bg" fo:country="BG"/>
    </style:style>
    <style:style style:name="T115" style:parent-style-name="DefaultParagraphFont" style:family="text">
      <style:text-properties fo:font-style="italic" style:font-style-asian="italic" fo:language="bg" fo:country="BG"/>
    </style:style>
    <style:style style:name="P116" style:parent-style-name="Standard" style:family="paragraph">
      <style:text-properties fo:language="en" fo:country="GB"/>
    </style:style>
    <style:style style:name="P117" style:parent-style-name="Standard" style:family="paragraph"/>
    <style:style style:name="T118" style:parent-style-name="Hyperlink" style:family="text">
      <style:text-properties fo:language="en" fo:country="GB"/>
    </style:style>
    <style:style style:name="T119" style:parent-style-name="DefaultParagraphFont" style:family="text">
      <style:text-properties fo:language="en" fo:country="GB"/>
    </style:style>
    <style:style style:name="T120" style:parent-style-name="DefaultParagraphFont" style:family="text">
      <style:text-properties fo:language="bg" fo:country="BG"/>
    </style:style>
    <style:style style:name="P121" style:parent-style-name="Standard" style:family="paragraph"/>
    <style:style style:name="T122" style:parent-style-name="DefaultParagraphFont" style:family="text">
      <style:text-properties fo:language="bg" fo:country="BG"/>
    </style:style>
    <style:style style:name="P123" style:parent-style-name="Standard" style:family="paragraph">
      <style:text-properties fo:language="bg" fo:country="BG"/>
    </style:style>
    <style:style style:name="P124" style:parent-style-name="Standard" style:family="paragraph"/>
    <style:style style:name="T125" style:parent-style-name="Hyperlink" style:family="text">
      <style:text-properties fo:language="bg" fo:country="BG"/>
    </style:style>
    <style:style style:name="T126" style:parent-style-name="DefaultParagraphFont" style:family="text">
      <style:text-properties fo:language="bg" fo:country="BG"/>
    </style:style>
    <style:style style:name="P127" style:parent-style-name="Standard" style:family="paragraph"/>
    <style:style style:name="T128" style:parent-style-name="DefaultParagraphFont" style:family="text">
      <style:text-properties fo:language="bg" fo:country="BG"/>
    </style:style>
    <style:style style:name="T129" style:parent-style-name="DefaultParagraphFont" style:family="text">
      <style:text-properties fo:language="en" fo:country="GB"/>
    </style:style>
    <style:style style:name="P130" style:parent-style-name="Standard" style:family="paragraph"/>
    <style:style style:name="T131" style:parent-style-name="DefaultParagraphFont" style:family="text">
      <style:text-properties fo:language="bg" fo:country="BG"/>
    </style:style>
    <style:style style:name="P132" style:parent-style-name="Standard" style:family="paragraph"/>
    <style:style style:name="T133" style:parent-style-name="DefaultParagraphFont" style:family="text">
      <style:text-properties fo:language="bg" fo:country="BG"/>
    </style:style>
    <style:style style:name="T134" style:parent-style-name="DefaultParagraphFont" style:family="text">
      <style:text-properties fo:language="bg" fo:country="BG"/>
    </style:style>
    <style:style style:name="P135" style:parent-style-name="Standard" style:family="paragraph"/>
    <style:style style:name="T136" style:parent-style-name="DefaultParagraphFont" style:family="text">
      <style:text-properties fo:language="bg" fo:country="BG"/>
    </style:style>
    <style:style style:name="T137" style:parent-style-name="DefaultParagraphFont" style:family="text">
      <style:text-properties fo:language="en" fo:country="GB"/>
    </style:style>
    <style:style style:name="P138" style:parent-style-name="Standard" style:family="paragraph">
      <style:text-properties fo:language="bg" fo:country="BG"/>
    </style:style>
    <style:style style:name="P139" style:parent-style-name="Standard" style:family="paragraph"/>
    <style:style style:name="T140" style:parent-style-name="Hyperlink" style:family="text">
      <style:text-properties fo:language="bg" fo:country="BG"/>
    </style:style>
    <style:style style:name="T141" style:parent-style-name="DefaultParagraphFont" style:family="text">
      <style:text-properties fo:language="bg" fo:country="BG"/>
    </style:style>
    <style:style style:name="T142" style:parent-style-name="DefaultParagraphFont" style:family="text">
      <style:text-properties fo:language="en" fo:country="GB"/>
    </style:style>
    <style:style style:name="T143" style:parent-style-name="DefaultParagraphFont" style:family="text">
      <style:text-properties fo:language="bg" fo:country="BG"/>
    </style:style>
    <style:style style:name="P144" style:parent-style-name="Standard" style:family="paragraph"/>
    <style:style style:name="T145" style:parent-style-name="DefaultParagraphFont" style:family="text">
      <style:text-properties fo:language="bg" fo:country="BG"/>
    </style:style>
    <style:style style:name="T146" style:parent-style-name="DefaultParagraphFont" style:family="text">
      <style:text-properties fo:language="en" fo:country="GB"/>
    </style:style>
    <style:style style:name="P147" style:parent-style-name="Standard" style:family="paragraph"/>
    <style:style style:name="T148" style:parent-style-name="DefaultParagraphFont" style:family="text">
      <style:text-properties fo:language="bg" fo:country="BG"/>
    </style:style>
    <style:style style:name="T149" style:parent-style-name="Hyperlink" style:family="text">
      <style:text-properties fo:language="bg" fo:country="BG"/>
    </style:style>
    <style:style style:name="T150" style:parent-style-name="DefaultParagraphFont" style:family="text">
      <style:text-properties fo:language="bg" fo:country="BG"/>
    </style:style>
    <style:style style:name="T151" style:parent-style-name="Hyperlink" style:family="text">
      <style:text-properties fo:color="#245DC1" fo:font-size="10pt" style:font-size-asian="10pt" style:font-size-complex="10pt" fo:background-color="#FFFFFF"/>
    </style:style>
    <style:style style:name="T152" style:parent-style-name="DefaultParagraphFont" style:family="text">
      <style:text-properties fo:language="bg" fo:country="BG"/>
    </style:style>
    <style:style style:name="T153" style:parent-style-name="DefaultParagraphFont" style:family="text">
      <style:text-properties fo:color="#444444" fo:font-size="10pt" style:font-size-asian="10pt" style:font-size-complex="10pt" fo:background-color="#FFFFFF"/>
    </style:style>
    <style:style style:name="T154" style:parent-style-name="DefaultParagraphFont" style:family="text">
      <style:text-properties fo:language="bg" fo:country="BG"/>
    </style:style>
    <style:style style:name="T155" style:parent-style-name="DefaultParagraphFont" style:family="text">
      <style:text-properties fo:language="en" fo:country="GB"/>
    </style:style>
    <style:style style:name="T156" style:parent-style-name="DefaultParagraphFont" style:family="text">
      <style:text-properties fo:language="bg" fo:country="BG"/>
    </style:style>
    <style:style style:name="T157" style:parent-style-name="DefaultParagraphFont" style:family="text">
      <style:text-properties fo:language="en" fo:country="GB"/>
    </style:style>
    <style:style style:name="P158" style:parent-style-name="Standard" style:family="paragraph"/>
    <style:style style:name="T159" style:parent-style-name="DefaultParagraphFont" style:family="text">
      <style:text-properties fo:language="bg" fo:country="BG"/>
    </style:style>
    <style:style style:name="T160" style:parent-style-name="DefaultParagraphFont" style:family="text">
      <style:text-properties fo:language="en" fo:country="GB"/>
    </style:style>
    <style:style style:name="T161" style:parent-style-name="DefaultParagraphFont" style:family="text">
      <style:text-properties fo:language="bg" fo:country="BG"/>
    </style:style>
    <style:style style:name="P162" style:parent-style-name="Standard" style:family="paragraph"/>
    <style:style style:name="T163" style:parent-style-name="DefaultParagraphFont" style:family="text">
      <style:text-properties fo:language="bg" fo:country="BG"/>
    </style:style>
    <style:style style:name="P164" style:parent-style-name="Standard" style:family="paragraph"/>
    <style:style style:name="T165" style:parent-style-name="DefaultParagraphFont" style:family="text">
      <style:text-properties fo:language="bg" fo:country="BG"/>
    </style:style>
    <style:style style:name="T166" style:parent-style-name="DefaultParagraphFont" style:family="text">
      <style:text-properties fo:language="en" fo:country="GB"/>
    </style:style>
    <style:style style:name="T167" style:parent-style-name="DefaultParagraphFont" style:family="text">
      <style:text-properties fo:language="bg" fo:country="BG"/>
    </style:style>
    <style:style style:name="P168" style:parent-style-name="Standard" style:family="paragraph"/>
    <style:style style:name="T169" style:parent-style-name="DefaultParagraphFont" style:family="text">
      <style:text-properties fo:language="bg" fo:country="BG"/>
    </style:style>
    <style:style style:name="T170" style:parent-style-name="DefaultParagraphFont" style:family="text">
      <style:text-properties fo:language="bg" fo:country="BG"/>
    </style:style>
    <style:style style:name="P171" style:parent-style-name="Standard" style:family="paragraph"/>
    <style:style style:name="T172" style:parent-style-name="DefaultParagraphFont" style:family="text">
      <style:text-properties fo:language="bg" fo:country="BG"/>
    </style:style>
    <style:style style:name="T173" style:parent-style-name="DefaultParagraphFont" style:family="text">
      <style:text-properties fo:language="en" fo:country="GB"/>
    </style:style>
    <style:style style:name="T174" style:parent-style-name="DefaultParagraphFont" style:family="text">
      <style:text-properties fo:language="bg" fo:country="BG"/>
    </style:style>
    <style:style style:name="P175" style:parent-style-name="Standard" style:family="paragraph"/>
    <style:style style:name="T176" style:parent-style-name="DefaultParagraphFont" style:family="text">
      <style:text-properties fo:language="bg" fo:country="BG"/>
    </style:style>
    <style:style style:name="T177" style:parent-style-name="DefaultParagraphFont" style:family="text">
      <style:text-properties fo:language="bg" fo:country="BG"/>
    </style:style>
    <style:style style:name="T178" style:parent-style-name="DefaultParagraphFont" style:family="text">
      <style:text-properties fo:language="en" fo:country="GB"/>
    </style:style>
    <style:style style:name="T179" style:parent-style-name="DefaultParagraphFont" style:family="text">
      <style:text-properties fo:language="bg" fo:country="BG"/>
    </style:style>
    <style:style style:name="T180" style:parent-style-name="DefaultParagraphFont" style:family="text">
      <style:text-properties fo:language="en" fo:country="GB"/>
    </style:style>
    <style:style style:name="T181" style:parent-style-name="DefaultParagraphFont" style:family="text">
      <style:text-properties fo:language="bg" fo:country="BG"/>
    </style:style>
    <style:style style:name="P182" style:parent-style-name="Standard" style:family="paragraph"/>
    <style:style style:name="T183" style:parent-style-name="DefaultParagraphFont" style:family="text">
      <style:text-properties fo:language="bg" fo:country="BG"/>
    </style:style>
    <style:style style:name="P184" style:parent-style-name="Standard" style:family="paragraph"/>
    <style:style style:name="T185" style:parent-style-name="DefaultParagraphFont" style:family="text">
      <style:text-properties fo:language="bg" fo:country="BG"/>
    </style:style>
    <style:style style:name="T186" style:parent-style-name="DefaultParagraphFont" style:family="text">
      <style:text-properties fo:language="en" fo:country="GB"/>
    </style:style>
    <style:style style:name="T187" style:parent-style-name="DefaultParagraphFont" style:family="text">
      <style:text-properties fo:language="bg" fo:country="BG"/>
    </style:style>
    <style:style style:name="P188" style:parent-style-name="Standard" style:family="paragraph"/>
    <style:style style:name="T189" style:parent-style-name="DefaultParagraphFont" style:family="text">
      <style:text-properties fo:language="bg" fo:country="BG"/>
    </style:style>
    <style:style style:name="T190" style:parent-style-name="DefaultParagraphFont" style:family="text">
      <style:text-properties fo:language="en" fo:country="GB"/>
    </style:style>
    <style:style style:name="T191" style:parent-style-name="DefaultParagraphFont" style:family="text">
      <style:text-properties fo:language="bg" fo:country="BG"/>
    </style:style>
    <style:style style:name="P192" style:parent-style-name="Standard" style:family="paragraph"/>
    <style:style style:name="T193" style:parent-style-name="DefaultParagraphFont" style:family="text">
      <style:text-properties fo:language="bg" fo:country="BG"/>
    </style:style>
    <style:style style:name="P194" style:parent-style-name="Standard" style:family="paragraph"/>
    <style:style style:name="T195" style:parent-style-name="DefaultParagraphFont" style:family="text">
      <style:text-properties fo:language="bg" fo:country="BG"/>
    </style:style>
    <style:style style:name="P196" style:parent-style-name="Standard" style:family="paragraph">
      <style:text-properties fo:language="bg" fo:country="BG"/>
    </style:style>
    <style:style style:name="P197" style:parent-style-name="Standard" style:family="paragraph">
      <style:text-properties fo:language="bg" fo:country="BG"/>
    </style:style>
    <style:style style:name="P198" style:parent-style-name="Standard" style:family="paragraph">
      <style:text-properties fo:language="bg" fo:country="BG"/>
    </style:style>
    <style:style style:name="P199" style:parent-style-name="Standard" style:family="paragraph">
      <style:text-properties fo:language="bg" fo:country="BG"/>
    </style:style>
    <style:style style:name="P200" style:parent-style-name="Standard" style:family="paragraph">
      <style:text-properties fo:language="bg" fo:country="BG"/>
    </style:style>
    <style:style style:name="P201" style:parent-style-name="Standard" style:family="paragraph">
      <style:text-properties fo:language="bg" fo:country="BG"/>
    </style:style>
    <style:style style:name="P202" style:parent-style-name="Standard" style:family="paragraph">
      <style:text-properties fo:language="bg" fo:country="BG"/>
    </style:style>
    <style:style style:name="P203" style:parent-style-name="Standard" style:family="paragraph">
      <style:text-properties fo:language="bg" fo:country="BG"/>
    </style:style>
    <style:style style:name="P204" style:parent-style-name="Standard" style:family="paragraph">
      <style:text-properties fo:language="bg" fo:country="BG"/>
    </style:style>
    <style:style style:name="P205" style:parent-style-name="Standard" style:family="paragraph">
      <style:text-properties fo:language="bg" fo:country="BG"/>
    </style:style>
    <style:style style:name="P206" style:parent-style-name="Standard" style:family="paragraph">
      <style:text-properties fo:language="bg" fo:country="BG"/>
    </style:style>
    <style:style style:name="P207" style:parent-style-name="Standard" style:family="paragraph">
      <style:text-properties fo:language="bg" fo:country="BG"/>
    </style:style>
    <style:style style:name="P208" style:parent-style-name="Standard" style:family="paragraph">
      <style:text-properties fo:language="bg" fo:country="BG"/>
    </style:style>
    <style:style style:name="P209" style:parent-style-name="Standard" style:family="paragraph">
      <style:text-properties fo:language="bg" fo:country="BG"/>
    </style:style>
    <style:style style:name="P210" style:parent-style-name="Standard" style:family="paragraph">
      <style:text-properties fo:language="bg" fo:country="BG"/>
    </style:style>
    <style:style style:name="P211" style:parent-style-name="Standard" style:family="paragraph">
      <style:text-properties fo:language="bg" fo:country="BG"/>
    </style:style>
    <style:style style:name="P212" style:parent-style-name="Standard" style:family="paragraph">
      <style:text-properties fo:language="bg" fo:country="BG"/>
    </style:style>
    <style:style style:name="P213" style:parent-style-name="Standard" style:family="paragraph">
      <style:text-properties fo:language="bg" fo:country="BG"/>
    </style:style>
    <style:style style:name="P214" style:parent-style-name="Standard" style:family="paragraph">
      <style:text-properties fo:language="bg" fo:country="BG"/>
    </style:style>
    <style:style style:name="P215" style:parent-style-name="Standard" style:family="paragraph">
      <style:text-properties fo:language="bg" fo:country="BG"/>
    </style:style>
    <style:style style:name="P216" style:parent-style-name="Standard" style:family="paragraph">
      <style:text-properties fo:font-style="italic" style:font-style-asian="italic"/>
    </style:style>
    <style:style style:name="P217" style:parent-style-name="Standard" style:family="paragraph">
      <style:text-properties fo:font-style="italic" style:font-style-asian="italic"/>
    </style:style>
    <style:style style:name="P218" style:parent-style-name="Standard" style:family="paragraph">
      <style:text-properties fo:font-style="italic" style:font-style-asian="italic"/>
    </style:style>
    <style:style style:name="P219" style:parent-style-name="Standard" style:family="paragraph">
      <style:text-properties fo:font-style="italic" style:font-style-asian="italic"/>
    </style:style>
    <style:style style:name="P220" style:parent-style-name="Standard" style:family="paragraph">
      <style:text-properties fo:font-style="italic" style:font-style-asian="italic"/>
    </style:style>
    <style:style style:name="T221" style:parent-style-name="DefaultParagraphFont" style:family="text">
      <style:text-properties fo:font-style="italic" style:font-style-asian="italic"/>
    </style:style>
  </office:automatic-styles>
  <office:body>
    <office:text text:use-soft-page-breaks="true">
      <text:p text:style-name="P1">31.05.2021</text:p>
      <text:p text:style-name="Standard"><text:a xlink:href="https://hci.rwth-aachen.de/fabscanoriginal" office:target-frame-name="_top" xlink:show="replace"><text:span text:style-name="T2">https://hci.rwth-aachen.de/fabscanoriginal</text:span></text:a><text:s/>- лазерен скенер <text:s/>с кутия</text:p>
      <text:p text:style-name="Standard"><text:a xlink:href="https://hci.rwth-aachen.de/publications/engelmann2011a.pdf" office:target-frame-name="_top" xlink:show="replace"><text:span text:style-name="T3">https://hci.rwth-aachen.de/publications/engelmann2011a.pdf</text:span></text:a><text:s/>- Бакалавърска теза към проекта. Има хубав увод</text:p>
      <text:p text:style-name="P4"/>
      <text:p text:style-name="Standard"><text:a xlink:href="https://all3dp.com/1/scan-dimension-sol-3d-scanner-review-specs/" office:target-frame-name="_top" xlink:show="replace"><text:span text:style-name="T5">https://all3dp.com/1/scan-dimension-sol-3d-scanner-review-specs/</text:span></text:a><text:s/>- Пример за скенер с два подхода за сканиране.</text:p>
      <text:p text:style-name="Standard"/>
      <text:p text:style-name="Standard"><text:a xlink:href="https://all3dp.com/1/best-3d-scanner-diy-handheld-app-software/#section-3d-scanner-technologies" office:target-frame-name="_top" xlink:show="replace"><text:span text:style-name="T6">https://all3dp.com/1/b</text:span><text:span text:style-name="T7">est-3d-scanner-diy-handheld-app-software/#section-3d-scanner-technologies</text:span></text:a><text:s/>- Най-добрите скенери. Описание на техниките за сканиране, приложения на различните класове скенери и добри идеи за реализация.</text:p>
      <text:p text:style-name="Standard"><text:a xlink:href="https://all3dp.com/2/best-diy-3d-scanners-you-can-build-or-buy/" office:target-frame-name="_top" xlink:show="replace"><text:span text:style-name="T8">https://all3dp.com/2/best-diy-3d-scanners-you-can-build-or-buy/</text:span></text:a><text:s/>- Бюджетни скенери</text:p>
      <text:p text:style-name="Standard"/>
      <text:p text:style-name="Standard">19.07</text:p>
      <text:p text:style-name="Standard"><text:a xlink:href="https://fabscanpi-server.readthedocs.io/en/latest/scanner_calibration.html#prepare-for-calibration" office:target-frame-name="_top" xlink:show="replace"><text:span text:style-name="T9">https://fabscanpi-serve</text:span><text:span text:style-name="T10">r.readthedocs.io/en/latest/scanner_calibration.html#prepare-for-calibration</text:span></text:a><text:s/>- FabScan Pi. Наръчник за сглобяване на кутия, инструкции за калибриране(threshold, resolution)</text:p>
      <text:p text:style-name="P11">20.07</text:p>
      <text:p text:style-name="Standard"><text:a xlink:href="https://www.jetbrains.com/help/pycharm/creating-web-application-with-flask.html#create-application" office:target-frame-name="_top" xlink:show="replace"><text:span text:style-name="T12">https://www.jetbrains.com/help/pycharm/creating-web-application-with-flask.html#create-application</text:span></text:a><text:span text:style-name="T13"><text:s/>–<text:s/></text:span><text:span text:style-name="T14">Инструкция за създаване на освновно<text:s/></text:span><text:span text:style-name="T15">web app<text:s/></text:span><text:span text:style-name="T16">с<text:s/></text:span><text:span text:style-name="T17">Flask<text:s/></text:span><text:span text:style-name="T18">в<text:s/></text:span><text:span text:style-name="T19">PyCharm</text:span></text:p>
      <text:p text:style-name="Standard">22.07</text:p>
      <text:p text:style-name="Standard"><text:a xlink:href="https://www.pyimagesearch.com/2019/09/02/opencv-stream-video-to-web-browser-html-page/" office:target-frame-name="_top" xlink:show="replace"><text:span text:style-name="T20">https://www.pyimagesearch.com/2019/09/02/opencv-stream-video-to-web-browser-html-page/</text:span></text:a><text:s/>- OpenCV – Stream video to web browser/HTML page</text:p>
      <text:p text:style-name="Standard">24.07</text:p>
      <text:p text:style-name="Standard"><text:a xlink:href="https://randomnerdtutorials.com/video-streaming-with-raspberry-pi-camera/" office:target-frame-name="_top" xlink:show="replace"><text:span text:style-name="T21">https://randomnerdtutorials.com/video-streaming-with-raspberry-pi-camera/</text:span></text:a><text:s/>- Web live camera stream with Raspberry Pi Camera</text:p>
      <text:p text:style-name="Standard"><text:a xlink:href="https://github.com/EbenKouao/pi-camera-stream-flask" office:target-frame-name="_top" xlink:show="replace"><text:span text:style-name="T22">https://github.com/EbenKouao/pi-camera-stream-flask</text:span></text:a><text:s/>– Another Web live camera stream with Raspberry Pi Camera <text:s/>demo</text:p>
      <text:p text:style-name="Standard">25.07</text:p>
      <text:p text:style-name="Standard"><text:a xlink:href="https://www.rototron.info/raspberry-pi-stepper-motor-tutorial/" office:target-frame-name="_top" xlink:show="replace"><text:span text:style-name="T23">https://www.rototron.info/raspberry-pi-stepper-motor-t</text:span><text:span text:style-name="T24">utorial/</text:span></text:a><text:s/>- <text:s/>Raspberry Pi 3 move stepper motor demo</text:p>
      <text:p text:style-name="Standard">29.07</text:p>
      <text:p text:style-name="Standard"><text:a xlink:href="https://kalitut.com/raspberry-pi-hdmi-port/" office:target-frame-name="_top" xlink:show="replace"><text:span text:style-name="T25">https://kalitut.com/raspberry-pi-hdmi-port/</text:span></text:a><text:s/>- Контрол на HDMI порт</text:p>
      <text:p text:style-name="P26">02.08</text:p>
      <text:p text:style-name="Standard"><text:a xlink:href="https://onlinelibrary.wiley.com/doi/epdf/10.1002/047134608X.W8298" office:target-frame-name="_top" xlink:show="replace"><text:span text:style-name="T27">https://onlinelibrary.wiley.com/doi/epdf/10.1002/047134608X.W8298</text:span></text:a><text:span text:style-name="T28"><text:s/>- Статия от 2016 за Техники и приложения за 3</text:span><text:span text:style-name="T29">D<text:s/></text:span><text:span text:style-name="T30">сканирането със структурирана светлина</text:span></text:p>
      <text:p text:style-name="Standard">14.09</text:p>
      <text:p text:style-name="P31">Полезни линкова за четене:</text:p>
      <text:list text:style-name="LFO2" text:continue-numbering="true">
        <text:list-item>
          <text:p text:style-name="P32"><text:a xlink:href="https://www.google.com/search?rlz=1C1FWBB_enBG782BG782&amp;sxsrf=AOaemvKCVNjBSJFd82JCGsFxNPxKZwrvig:1631646689687&amp;q=opencv+python+3d+structured+light&amp;spell=1&amp;sa=X&amp;ved=2ahUKEwiHkNnKlf_yAhXXgP0HHWVgCncQBSgAegQIARA0&amp;biw=1517&amp;bih=694" office:target-frame-name="_top" xlink:show="replace"><text:span text:style-name="T33">htt</text:span><text:span text:style-name="T34">ps://www.google.com/search?rlz=1C1FWBB_enBG782BG782&amp;sxsrf=AOaemvKCVNjBSJFd82JCGsFxNPxKZwrvig:1631646689687&amp;q=opencv+python+3d+structured+light&amp;spell=1&amp;sa=X&amp;ved=2ahUKEwiHkNnKlf_yAhXXgP0HHWVgCncQBSgAegQIARA0&amp;biw=1517&amp;bih=694</text:span></text:a></text:p>
        </text:list-item>
        <text:list-item>
          <text:p text:style-name="P35"><text:a xlink:href="https://githubmemory.com/repo/ljthink/gray-code-structured-light" office:target-frame-name="_top" xlink:show="replace"><text:span text:style-name="T36">https://githubmemory.com/repo/ljthink/gray-code-structured-light</text:span></text:a></text:p>
        </text:list-item>
        <text:list-item>
          <text:p text:style-name="P37"><text:a xlink:href="https://docs.opencv.org/3.4/d3/d81/tutorial_structured_light.html" office:target-frame-name="_top" xlink:show="replace"><text:span text:style-name="T38">https://docs.opencv.org/3.4/d3/d81/tutorial_structured_ligh</text:span><text:span text:style-name="T39">t.html</text:span></text:a></text:p>
        </text:list-item>
        <text:list-item>
          <text:p text:style-name="P40"><text:a xlink:href="https://github.com/jhdewitt/sltk" office:target-frame-name="_top" xlink:show="replace"><text:span text:style-name="T41">https://github.com/jhdewitt/sltk</text:span></text:a><text:s/>-<text:s/><text:span text:style-name="T42">Хубаво разбиване на задачата</text:span><text:span text:style-name="T43">.<text:s/></text:span><text:span text:style-name="T44">Хубав код</text:span></text:p>
        </text:list-item>
        <text:list-item>
          <text:p text:style-name="P45"><text:a xlink:href="https://docs.opencv.org/4.5.0/d6/d00/tutorial_py_root.html" office:target-frame-name="_top" xlink:show="replace"><text:span text:style-name="T46">https://docs.opencv.org/4.5.0/d6/d00/tutorial_py</text:span><text:span text:style-name="T47">_root.html</text:span></text:a></text:p>
        </text:list-item>
        <text:list-item>
          <text:p text:style-name="P48"><text:a xlink:href="https://docs.opencv.org/4.5.0/d9/db7/tutorial_py_table_of_contents_calib3d.html" office:target-frame-name="_top" xlink:show="replace"><text:span text:style-name="T49">https://docs.opencv.org/4.5.0/d9/db7/tutorial_py_table_of_contents_calib3d.html</text:span></text:a></text:p>
        </text:list-item>
      </text:list>
      <text:p text:style-name="Standard"><text:a xlink:href="https://www.instructables.com/DIY-3D-scanner-based-on-structured-light-and-stere/" office:target-frame-name="_top" xlink:show="replace"><text:span text:style-name="Hyperlink">https://www.instructables.com/DIY-3D-scanner-based-on-structured-light-and-stere/</text:span></text:a><text:s/>- DIY 3D<text:s/><text:span text:style-name="T50">скенер със структурирана светлина</text:span></text:p>
      <text:list text:style-name="LFO3" text:continue-numbering="true">
        <text:list-item>
          <text:p text:style-name="P51"><text:a xlink:href="http://mesh.brown.edu/byo3d/index.html" office:target-frame-name="_top" xlink:show="replace"><text:span text:style-name="T52">http://mesh.brown.edu/byo3d/index.html</text:span></text:a></text:p>
          <text:list text:continue-numbering="true">
            <text:list-item>
              <text:p text:style-name="P53"><text:a xlink:href="http://mesh.brown.edu/byo3d/slides.html" office:target-frame-name="_top" xlink:show="replace"><text:span text:style-name="Hyperlink">http://mesh.brown.edu/byo3d/slides.html</text:span></text:a><text:s/><text:span text:style-name="T54">и<text:s/></text:span><text:a xlink:href="http://mesh.brown.edu/byo3d/source.html" office:target-frame-name="_top" xlink:show="replace"><text:span text:style-name="T55">http://mesh.brown.edu/byo3d/source.html</text:span></text:a><text:span text:style-name="T56"><text:s/>-<text:s/></text:span><text:span text:style-name="T57">Слайдове и код за създаване на 3</text:span><text:span text:style-name="T58">d<text:s/></text:span><text:span text:style-name="T59">скенер</text:span></text:p>
            </text:list-item>
            <text:list-item>
              <text:p text:style-name="P60"><text:a xlink:href="http://mesh.brown.edu/byo3d/links.html" office:target-frame-name="_top" xlink:show="replace"><text:span text:style-name="Hyperlink">http://mesh.brown.edu/byo3d/links.html</text:span></text:a><text:s/>-<text:s/><text:span text:style-name="T61">Полезни линкове</text:span></text:p>
              <text:list text:continue-numbering="true">
                <text:list-item>
                  <text:p text:style-name="P62"><text:a xlink:href="http://www.volunteerlabrat.com/default.html?goto=scanner.html" office:target-frame-name="_top" xlink:show="replace"><text:span text:style-name="Hyperlink">http://www.volunteerlabrat.com/default.html?goto=scanner.html</text:span></text:a><text:span text:style-name="T63"><text:s/>– На</text:span><text:span text:style-name="T64">права на въртяща се маса</text:span></text:p>
                </text:list-item>
              </text:list>
            </text:list-item>
          </text:list>
        </text:list-item>
        <text:list-item>
          <text:p text:style-name="P65"><text:a xlink:href="https://www.osapublishing.org/aop/fulltext.cfm?uri=aop-3-2-128&amp;id=211561" office:target-frame-name="_top" xlink:show="replace"><text:span text:style-name="T66">https://www.osapublishing.org/aop/fulltext.cfm?uri=aop-3-2-128&amp;id=211561</text:span></text:a></text:p>
        </text:list-item>
        <text:list-item>
          <text:p text:style-name="P67"><text:a xlink:href="https://www.sciencedirect.com/topics/computer-science/unwrapped-phase" office:target-frame-name="_top" xlink:show="replace"><text:span text:style-name="T68">https://www.sciencedirect.com/topics/computer-science/unwrapped-phase</text:span></text:a></text:p>
        </text:list-item>
      </text:list>
      <text:p text:style-name="P69">21.09</text:p>
      <text:list text:style-name="LFO4" text:continue-numbering="true">
        <text:list-item>
          <text:p text:style-name="P70"><text:a xlink:href="https://www.geeksforgeeks.org/camera-calibration-with-python-opencv/?fbclid=IwAR3lxO_rFUG5gZ2CI0fa3nKHBiy2xmJ9nBN9tCSWQG6Uve3B1ejKx7UFUic" office:target-frame-name="_top" xlink:show="replace"><text:span text:style-name="T71">https:</text:span><text:span text:style-name="T72">//www.geeksforgeeks.org/camera-calibration-with-python-opencv/?fbclid=IwAR3lxO_rFUG5gZ2CI0fa3nKHBiy2xmJ9nBN9tCSWQG6Uve3B1ejKx7UFUic</text:span></text:a><text:span text:style-name="T73"><text:s/>–<text:s/></text:span><text:span text:style-name="T74">калибриране на камера</text:span></text:p>
        </text:list-item>
        <text:list-item>
          <text:p text:style-name="P75"><text:a xlink:href="https://docs.opencv.org/3.4.15/dc/dbb/tutorial_py_calibration.html" office:target-frame-name="_top" xlink:show="replace"><text:span text:style-name="T76">https://docs.ope</text:span><text:span text:style-name="T77">ncv.org/3.4.15/dc/dbb/tutorial_py_calibration.html</text:span></text:a><text:span text:style-name="T78"><text:s/>-<text:s/></text:span><text:span text:style-name="T79">калибриране на камера</text:span><text:span text:style-name="T80"><text:s/>opencv<text:s/></text:span><text:span text:style-name="T81">документация</text:span></text:p>
        </text:list-item>
        <text:list-item>
          <text:p text:style-name="P82"><text:a xlink:href="https://learnopencv.com/camera-calibration-using-opencv/" office:target-frame-name="_top" xlink:show="replace"><text:span text:style-name="T83">https://learnopencv.com/camera-calibration-using-opencv/</text:span></text:a><text:span text:style-name="T84"><text:s/>- хубаво описание за калибрира</text:span><text:span text:style-name="T85">нето. Подобно на горния линк</text:span></text:p>
        </text:list-item>
      </text:list>
      <text:p text:style-name="Standard">02.12</text:p>
      <text:list text:style-name="LFO5" text:continue-numbering="true">
        <text:list-item>
          <text:p text:style-name="P86"><text:a xlink:href="https://stackoverflow.com/questions/434583/what-is-the-fastest-way-to-draw-an-image-from-discrete-pixel-values-in-python" office:target-frame-name="_top" xlink:show="replace"><text:span text:style-name="Hyperlink">https://stackoverflow.com/questions/434583/what-is-the-fastest-way-to-draw-an-image</text:span><text:span text:style-name="Hyperlink">-from-discrete-pixel-values-in-python</text:span></text:a><text:s/>-<text:s/><text:span text:style-name="T87">как се чертае пиксел по пиксел с<text:s/></text:span><text:span text:style-name="T88">Python</text:span></text:p>
        </text:list-item>
        <text:list-item>
          <text:p text:style-name="P89"><text:a xlink:href="http://eia.udg.es/~qsalvi/Tutorial_Coded_Light_Projection_Techniques_archivos/frame.html?fbclid=IwAR2FJIIwI_Z1wIgaZLrNMiDOzVEQ7I1bG-A7zP6aZsOMaOCpSxkYL154Y0A" office:target-frame-name="_top" xlink:show="replace"><text:span text:style-name="Hyperlink">h</text:span><text:span text:style-name="Hyperlink">ttp://eia.udg.es/~qsalvi/Tutorial_Coded_Light_Projection_Techniques_archivos/frame.html?fbclid=IwAR2FJIIwI_Z1wIgaZLrNMiDOzVEQ7I1bG-A7zP6aZsOMaOCpSxkYL154Y0A</text:span></text:a><text:s/>–<text:s/><text:span text:style-name="T90">Разглеждане на различните подходи за структурирана светлина.</text:span></text:p>
        </text:list-item>
        <text:list-item>
          <text:p text:style-name="P91"><text:a xlink:href="https://bayesianadventures.wordpress.com/2016/09/13/upping-the-raspberry-pis-field-of-view/?fbclid=IwAR29sd9HWxb5ETMJ-ZXvUutX6jjGRtf77J9tUztOdnpSV121e96zB-srGZk" office:target-frame-name="_top" xlink:show="replace"><text:span text:style-name="Hyperlink">https://bayesianadventures.wordpress.com/2016/09/13/upping-the-raspberry-pis-field-of-view/?fbclid=IwAR29sd9HWxb5E</text:span><text:span text:style-name="Hyperlink">TMJ-ZXvUutX6jjGRtf77J9tUztOdnpSV121e96zB-srGZk</text:span></text:a><text:span text:style-name="T92"><text:s/>–<text:s/></text:span><text:span text:style-name="T93">Field of View<text:s/></text:span><text:span text:style-name="T94">на<text:s/></text:span><text:span text:style-name="T95">Pi Camera</text:span></text:p>
        </text:list-item>
        <text:list-item>
          <text:p text:style-name="P96"><text:a xlink:href="https://scholar.google.com/citations?hl=en&amp;user=lj9IGg8AAAAJ&amp;view_op=list_works&amp;sortby=pubdate&amp;fbclid=IwAR0D0761I2SJOIQG2iXahSNH7fWonk1Z446odFCNpVVJ3J1W6Yav2ikU8D0" office:target-frame-name="_top" xlink:show="replace"><text:span text:style-name="Hyperlink">https://scholar.google.com/citations?hl=en&amp;user=lj9IGg8AAAAJ&amp;view_op=list_works&amp;sortby=pubdate&amp;fbclid=IwAR0D0761I2SJOIQG2iXahSNH7fWonk1Z446odFCNpVVJ3J1W6Yav2ikU8D0</text:span></text:a><text:s/>–<text:s/><text:span text:style-name="T97">Трудове на<text:s/></text:span>Song Zhang<text:span text:style-name="T98">, който доста изследва сканирането</text:span></text:p>
        </text:list-item>
        <text:list-item>
          <text:p text:style-name="P99"><text:a xlink:href="https://www.youtube.com/watch?v=3S3xLUXAgHw&amp;ab_channel=FirstPrinciplesofComputerVision" office:target-frame-name="_top" xlink:show="replace"><text:span text:style-name="Hyperlink">https://www.youtube.com/watch?v=3S3xLUXAgHw&amp;ab_channel=FirstPrinciplesofComputerVision</text:span></text:a><text:s/>–<text:s/><text:span text:style-name="T100">Хубаво видео за шаблоните</text:span></text:p>
        </text:list-item>
      </text:list>
      <text:p text:style-name="P101">04.12</text:p>
      <text:list text:style-name="LFO6" text:continue-numbering="true">
        <text:list-item>
          <text:p text:style-name="P102"><text:span text:style-name="Hyperlink">https://github.com/elerac/structuredlight</text:span><text:span text:style-name="T103"><text:s/>- Генериране на шаблон</text:span><text:span text:style-name="T104">и</text:span></text:p>
          <text:list text:continue-numbering="true">
            <text:list-item>
              <text:p text:style-name="P105"><text:span text:style-name="Hyperlink">https://github.com/elerac/structuredlight/wiki#how-to-binarize-a-grayscale-image</text:span><text:span text:style-name="T106"><text:s/>– Как да се определя праг</text:span></text:p>
            </text:list-item>
          </text:list>
        </text:list-item>
        <text:list-item>
          <text:p text:style-name="P107"><text:span text:style-name="Hyperlink">https://github.com/elerac/fullscreen</text:span><text:span text:style-name="T108"><text:s/>- full screen с проектор</text:span></text:p>
        </text:list-item>
        <text:list-item>
          <text:p text:style-name="P109"><text:a xlink:href="https://www.youtube.com/watch?v=xUw4jPCTXHk&amp;list=PLoXTpMloFOkwn7_h5ek8Kt8W6W_Qiz74_&amp;index=8&amp;ab_channel=szhang77" office:target-frame-name="_top" xlink:show="replace"><text:span text:style-name="Hyperlink">https://www.youtube.com/watch?v=xUw4jPCTXHk&amp;list=PLoXTpMloFOkwn7_h5ek8Kt8W6W_Qiz74_&amp;index=8&amp;ab_channel=szhang77</text:span></text:a><text:s/>–<text:s/><text:span text:style-name="T110">Хубаво видео обясняващо основните стъпки при сканирането</text:span></text:p>
        </text:list-item>
      </text:list>
      <text:p text:style-name="P111">08.12</text:p>
      <text:list text:style-name="LFO7" text:continue-numbering="true">
        <text:list-item>
          <text:p text:style-name="P112"><text:a xlink:href="http://www.sci.utah.edu/~gerig/CS6320-S2015/Materials/CS6320-CV-S2013-StructuredLight-II.pdf" office:target-frame-name="_top" xlink:show="replace"><text:span text:style-name="T113">http://www.sci.utah.edu/~gerig/CS6320-S2015/Materials/CS6320-CV-S2013-StructuredLight-II.pdf</text:span></text:a><text:span text:style-name="T114"><text:s/>- Презентация на база<text:s/></text:span><text:span text:style-name="T115">02.12 т.2</text:span></text:p>
        </text:list-item>
      </text:list>
      <text:soft-page-break/>
      <text:p text:style-name="P116">13.12</text:p>
      <text:list text:style-name="LFO8" text:continue-numbering="true">
        <text:list-item>
          <text:p text:style-name="P117"><text:a xlink:href="https://github.com/kamino410/procam-calibration" office:target-frame-name="_top" xlink:show="replace"><text:span text:style-name="T118">https://github.com/kamino410/procam-calibration</text:span></text:a><text:span text:style-name="T119"><text:s/>-<text:s/></text:span><text:span text:style-name="T120">калибриране на проектор и камера</text:span></text:p>
        </text:list-item>
      </text:list>
      <text:p text:style-name="Standard">14.12</text:p>
      <text:list text:style-name="LFO8" text:continue-numbering="true">
        <text:list-item>
          <text:p text:style-name="P121"><text:a xlink:href="https://stackoverflow.com/questions/44633378/attributeerror-module-cv2-cv2-has-no-attribute-createlbphfacerecognizer" office:target-frame-name="_top" xlink:show="replace"><text:span text:style-name="Hyperlink">https://stackoverf</text:span><text:span text:style-name="Hyperlink">low.com/questions/44633378/attributeerror-module-cv2-cv2-has-no-attribute-createlbphfacerecognizer</text:span></text:a><text:s/>-<text:s/><text:span text:style-name="T122">Как се инсталира OpenCV-contrib-python и деинсталиране OpenCV -python</text:span></text:p>
        </text:list-item>
      </text:list>
      <text:p text:style-name="P123">11.01</text:p>
      <text:list text:style-name="LFO9" text:continue-numbering="true">
        <text:list-item>
          <text:p text:style-name="P124"><text:a xlink:href="https://github.com/SILI1994/Structured-light-stereo?ref=pythonrepo.com" office:target-frame-name="_top" xlink:show="replace"><text:span text:style-name="T125">https://github.com/SILI1994/Structured-light-stereo?ref=pythonrepo.com</text:span></text:a><text:span text:style-name="T126"><text:s/>– Сканиране със структурирана светлина. Изглежда работещо, но не разбирам как да го пусна.</text:span></text:p>
        </text:list-item>
        <text:list-item>
          <text:p text:style-name="P127"><text:a xlink:href="https://github.com/shreyasbhatia09/StructuredLight/tree/2122eeccec411d5face4d5485c62c53df3d4fd91" office:target-frame-name="_top" xlink:show="replace"><text:span text:style-name="Hyperlink">https://github.com/shreyasbhatia09/StructuredLight/tree/2122eeccec411d5face4d5485c62c53df3d4fd91</text:span></text:a><text:s/>-<text:s/><text:span text:style-name="T128">Репозитори с реконструкция от<text:s/></text:span><text:span text:style-name="T129">binary code</text:span></text:p>
        </text:list-item>
      </text:list>
      <text:p text:style-name="Standard">17.01</text:p>
      <text:list text:style-name="LFO10" text:continue-numbering="true">
        <text:list-item>
          <text:p text:style-name="P130"><text:a xlink:href="https://github.com/giulioz/laser-scanning" office:target-frame-name="_top" xlink:show="replace"><text:span text:style-name="Hyperlink">https://github.com/giulioz/laser-scanning</text:span></text:a><text:s/>-<text:s/><text:span text:style-name="T131">проект за 3д сканиране с лазер</text:span></text:p>
        </text:list-item>
        <text:list-item>
          <text:p text:style-name="P132"><text:a xlink:href="https://github.com/prateekroy/Computer-Vision/tree/master/HW5" office:target-frame-name="_top" xlink:show="replace"><text:span text:style-name="Hyperlink">https://github.com/prateekroy/Computer-Vision/tree/master/HW5</text:span></text:a><text:span text:style-name="T133"><text:s/>- домашно за 3д реконструкция чрез скани</text:span><text:span text:style-name="T134">ране със структурирана светлина.</text:span></text:p>
        </text:list-item>
        <text:list-item>
          <text:p text:style-name="P135"><text:a xlink:href="https://github.com/pranavkantgaur/3dscan" office:target-frame-name="_top" xlink:show="replace"><text:span text:style-name="Hyperlink">https://github.com/pranavkantgaur/3dscan</text:span></text:a><text:span text:style-name="T136"><text:s/>- скенер на<text:s/></text:span><text:span text:style-name="T137">C++</text:span></text:p>
        </text:list-item>
      </text:list>
      <text:p text:style-name="P138">18.01</text:p>
      <text:list text:style-name="LFO11" text:continue-numbering="true">
        <text:list-item>
          <text:p text:style-name="P139"><text:a xlink:href="https://www.reddit.com/r/photogrammetry/comments/mpme1v/using_meshroom_as_a_lib_in_python/" office:target-frame-name="_top" xlink:show="replace"><text:span text:style-name="T140">https://www.reddit.com/r/photogrammetry/comments/mpme1v/using_meshroom_as_a_lib_in_python/</text:span></text:a><text:span text:style-name="T141"><text:s/>- Програми за фотограметрия, които са подходящи за използване през<text:s/></text:span><text:span text:style-name="T142">command line.</text:span><text:span text:style-name="T143"><text:s/></text:span></text:p>
        </text:list-item>
        <text:list-item>
          <text:p text:style-name="P144"><text:a xlink:href="https://meshroom-manual.readthedocs.io/_/downloads/en/latest/pdf/" office:target-frame-name="_top" xlink:show="replace"><text:span text:style-name="Hyperlink">https://meshroom-manual.readthedocs.io/_/downloads/en/latest/pdf/</text:span></text:a><text:span text:style-name="T145"><text:s/>- документация на<text:s/></text:span><text:span text:style-name="T146">meshroom 2021</text:span></text:p>
        </text:list-item>
      </text:list>
      <text:p text:style-name="Standard">21.01</text:p>
      <text:list text:style-name="LFO12" text:continue-numbering="true">
        <text:list-item>
          <text:p text:style-name="P147"><text:a xlink:href="https://www.instructables.com/Structured-Light-3D-Scanning/" office:target-frame-name="_top" xlink:show="replace"><text:span text:style-name="Hyperlink">https://www.instructables.com/Structured-Light-3D-Scanning/</text:span></text:a><text:s/><text:span text:style-name="T148">и<text:s/></text:span><text:a xlink:href="https://code.google.com/archive/p/structured-light/downloads" office:target-frame-name="_top" xlink:show="replace"><text:span text:style-name="T149">https://code.google.com/archive/p/structured-light/downloads</text:span></text:a><text:span text:style-name="T150"><text:s/>– От вторият линк свалих<text:s/></text:span><text:a xlink:href="https://storage.googleapis.com/google-code-archive-downloads/v2/code.google.com/structured-light/ThreePhase-1-win.zip" office:target-frame-name="_top" xlink:show="replace"><text:span text:style-name="T151">ThreePhase-1-win.zip</text:span></text:a><text:span text:style-name="T152"><text:s/>от<text:s/></text:span><text:span text:style-name="T153">Dec 29, 2009</text:span><text:span text:style-name="T154">. Примерен код на<text:s/></text:span><text:span text:style-name="T155">java<text:s/></text:span><text:span text:style-name="T156">за фазово отметстване. Резултатът е<text:s/></text:span><text:span text:style-name="T157">point cloud.</text:span></text:p>
        </text:list-item>
      </text:list>
      <text:p text:style-name="Standard">22.01</text:p>
      <text:list text:style-name="LFO13" text:continue-numbering="true">
        <text:list-item>
          <text:p text:style-name="P158"><text:a xlink:href="https://gist.github.com/Shreeyak/9a4948891541cb32b501d058db227fff" office:target-frame-name="_top" xlink:show="replace"><text:span text:style-name="Hyperlink">https://gist.githu</text:span><text:span text:style-name="Hyperlink">b.com/Shreeyak/9a4948891541cb32b501d058db227fff</text:span></text:a><text:s/>-<text:s/><text:span text:style-name="T159">Пример как да запиша<text:s/></text:span><text:span text:style-name="T160">.ply<text:s/></text:span><text:span text:style-name="T161">файл и евентуално как да приложа параметрите от калибрирането</text:span></text:p>
        </text:list-item>
      </text:list>
      <text:p text:style-name="Standard">30.01</text:p>
      <text:list text:style-name="LFO14" text:continue-numbering="true">
        <text:list-item>
          <text:p text:style-name="P162"><text:a xlink:href="https://present5.com/last-4-lectures-camera-structure-image-filtering-hdr/" office:target-frame-name="_top" xlink:show="replace"><text:span text:style-name="Hyperlink">https://present5.com/last-4-lectures-camera-structure-image-filtering-hdr/</text:span></text:a><text:s/>-<text:s/><text:span text:style-name="T163">хубаво изображение, което описва оптичния център и вътрешните параметри на камерата.</text:span></text:p>
        </text:list-item>
        <text:list-item>
          <text:p text:style-name="P164"><text:a xlink:href="https://www.mathworks.com/help/vision/ug/camera-calibration.html" office:target-frame-name="_top" xlink:show="replace"><text:span text:style-name="Hyperlink">https://www.</text:span><text:span text:style-name="Hyperlink">mathworks.com/help/vision/ug/camera-calibration.html</text:span></text:a><text:s/>-<text:s/><text:span text:style-name="T165">добро описване на вътрешните параметри на камерата +<text:s/></text:span><text:span text:style-name="T166">skew<text:s/></text:span><text:span text:style-name="T167">на равнината на изображението.</text:span></text:p>
        </text:list-item>
        <text:list-item>
          <text:p text:style-name="P168"><text:a xlink:href="https://ksimek.github.io/2013/08/13/intrinsic/#:~:text=The%20camera's%20%22principal%20axis%22%20is,relative%20to%20the%20film's%20origin" office:target-frame-name="_top" xlink:show="replace"><text:span text:style-name="Hyperlink">https://ksimek.github.io/2013/08/13/intrinsic/#:~:text=The%20camera's%20%22principal%20axis%22%20is,relative%20to%20the%20film's%20origin</text:span></text:a>.<text:span text:style-name="T169"><text:s/>– описание на проектните трансформации, от които се състой матрицата на въ</text:span><text:span text:style-name="T170">трешните параметри: т. Intrinsic parameters as 2D transformations</text:span></text:p>
        </text:list-item>
        <text:list-item>
          <text:p text:style-name="P171"><text:a xlink:href="https://www.youtube.com/watch?v=B8kMB6Hv2eI&amp;ab_channel=FirstPrinciplesofComputerVision" office:target-frame-name="_top" xlink:show="replace"><text:span text:style-name="Hyperlink">https://www.youtube.com/watch?v=B8kMB6Hv2eI&amp;ab_channel=FirstPrinciplesofComputerVision</text:span></text:a><text:span text:style-name="T172"><text:s/>– описание на 3</text:span><text:span text:style-name="T173">x3<text:s/></text:span><text:span text:style-name="T174">транформациите на изображение</text:span></text:p>
        </text:list-item>
        <text:list-item>
          <text:p text:style-name="P175"><text:a xlink:href="https://www.youtube.com/watch?v=K2XLXlyPqCA&amp;ab_channel=FirstPrinciplesofComputerVision" office:target-frame-name="_top" xlink:show="replace"><text:span text:style-name="Hyperlink">https://www.youtube.com/watch?v=K2XLXlyPqCA&amp;ab_channel=FirstPrinciplesofComputerVision</text:span></text:a><text:span text:style-name="T176"><text:s/>- – описание на<text:s/></text:span><text:span text:style-name="T177">2</text:span><text:span text:style-name="T178">x</text:span><text:span text:style-name="T179">2</text:span><text:span text:style-name="T180"><text:s/></text:span><text:span text:style-name="T181">транформациите на изображение + доказателство на матрицата за ротиране.</text:span></text:p>
        </text:list-item>
        <text:list-item>
          <text:p text:style-name="P182"><text:a xlink:href="https://github.com/kamino410/phase-shifting" office:target-frame-name="_top" xlink:show="replace"><text:span text:style-name="Hyperlink">https://github.com/kamino410/phase-shifting</text:span></text:a><text:s/>-<text:s/><text:span text:style-name="T183">скенер, който може да се използва за пример</text:span></text:p>
        </text:list-item>
      </text:list>
      <text:p text:style-name="Standard">25.04</text:p>
      <text:list text:style-name="LFO15" text:continue-numbering="true">
        <text:list-item>
          <text:p text:style-name="P184"><text:a xlink:href="https://i.stack.imgur.com/LrDRD.jpg" office:target-frame-name="_top" xlink:show="replace"><text:span text:style-name="Hyperlink">https://i.stack.imgur.com/LrDRD.jpg</text:span></text:a><text:s/>-<text:s/><text:span text:style-name="T185">Описание математическо на калибриране+триангулация = 3</text:span><text:span text:style-name="T186">D<text:s/></text:span><text:span text:style-name="T187">данни</text:span></text:p>
        </text:list-item>
      </text:list>
      <text:p text:style-name="Standard">30.04</text:p>
      <text:list text:style-name="LFO16" text:continue-numbering="true">
        <text:list-item>
          <text:p text:style-name="P188"><text:a xlink:href="https://online.visual-paradigm.com/app/diagrams/#diagram:proj=0&amp;id=1" office:target-frame-name="_top" xlink:show="replace"><text:span text:style-name="Hyperlink">https://online.visual-paradigm.com</text:span><text:span text:style-name="Hyperlink">/app/diagrams/#diagram:proj=0&amp;id=1</text:span></text:a><text:s/>–<text:s/><text:span text:style-name="T189">място за чертаене на<text:s/></text:span><text:span text:style-name="T190">UML<text:s/></text:span><text:span text:style-name="T191">диаграми. Направих си акаунт и даже ми ги пази.</text:span></text:p>
        </text:list-item>
      </text:list>
      <text:p text:style-name="Standard">05.05</text:p>
      <text:list text:style-name="LFO17" text:continue-numbering="true">
        <text:list-item>
          <text:p text:style-name="P192"><text:a xlink:href="http://www.open3d.org/docs/release/tutorial/geometry/pointcloud.html" office:target-frame-name="_top" xlink:show="replace"><text:span text:style-name="Hyperlink">http://www.open3d.org/docs/release/tutorial/geometry/p</text:span><text:span text:style-name="Hyperlink">ointcloud.html</text:span></text:a><text:s/>-<text:span text:style-name="T193"><text:s/>Чертаене на кутии около обекта, които показват неговата ориентация и ориентацията на глобалната координатна система.</text:span></text:p>
        </text:list-item>
        <text:list-item>
          <text:p text:style-name="P194"><text:a xlink:href="https://chowdera.com/2020/12/202012050250097955.html" office:target-frame-name="_top" xlink:show="replace"><text:span text:style-name="Hyperlink">https://chowdera.com/2020/12/202012050250097955.html</text:span></text:a><text:span text:style-name="T195"><text:s/>- Чертаене на триъгълник. Използвам го за отбелязване на точката на ротиране.</text:span></text:p>
        </text:list-item>
      </text:list>
      <text:p text:style-name="P196">Горните две в готов код:</text:p>
      <text:p text:style-name="P197"><text:s text:c="4"/>def triangle_pcd(self):</text:p>
      <text:p text:style-name="P198"><text:s text:c="8"/>'''</text:p>
      <text:p text:style-name="P199"><text:s text:c="9"/>Defines the point cloud of a triangle</text:p>
      <text:p text:style-name="P200"><text:s text:c="8"/>:return:</text:p>
      <text:p text:style-name="P201"><text:s text:c="8"/>'''</text:p>
      <text:p text:style-name="P202"><text:s text:c="8"/>triangle_points = np.array([[880, 981, 995], [885, 984, 1000], [890, 989, 1005]], dtype=np.float32)</text:p>
      <text:p text:style-name="P203"><text:s text:c="8"/>lines = [[0, 1], [1, 2], [2, 0]] <text:s/># Right leg</text:p>
      <text:p text:style-name="P204"><text:s text:c="8"/>colors = [[0, 0, 1] for i in range(len(lines))] <text:s/># Default blue</text:p>
      <text:p text:style-name="P205"><text:s text:c="8"/># <text:s/>Define the three corners of a triangle</text:p>
      <text:p text:style-name="P206"><text:s text:c="8"/>point_pcd = o3d.geometry.PointCloud() <text:s/># <text:s/>Defining point clouds</text:p>
      <text:p text:style-name="P207"><text:s text:c="8"/>point_pcd.points = o3d.utility.Vector3dVector(triangle_points)</text:p>
      <text:p text:style-name="P208"/>
      <text:p text:style-name="P209"><text:s text:c="8"/># <text:s/>Define the triangle, three connecting lines</text:p>
      <text:p text:style-name="P210"><text:s text:c="8"/>line_pcd = o3d.geometry.LineSet()</text:p>
      <text:p text:style-name="P211"><text:s text:c="8"/>line_pcd.lines = o3d.utility.Vector2iVector(lines)</text:p>
      <text:p text:style-name="P212"><text:s text:c="8"/>line_pcd.colors = o3d.utility.Vector3dVector(colors)</text:p>
      <text:p text:style-name="P213"><text:s text:c="8"/>line_pcd.points = o3d.utility.Vector3dVector(triangle_points)</text:p>
      <text:p text:style-name="P214"/>
      <text:p text:style-name="P215"><text:s text:c="8"/>return line_pcd, point_pcd</text:p>
      <text:p text:style-name="P216">aabb = pcd.get_axis_aligned_bounding_box()</text:p>
      <text:p text:style-name="P217">aabb.color = (1, 0, 0)</text:p>
      <text:p text:style-name="P218">obb = pcd.get_oriented_bounding_box()</text:p>
      <text:p text:style-name="P219">obb.color = (0, 1, 0)</text:p>
      <text:p text:style-name="P220">line_pcd, point_pcd =<text:s/>self.triangle_pcd()</text:p>
      <text:p text:style-name="Standard"><text:span text:style-name="T221">o3d.visualization.draw_geometries([pcd,line_pcd,point_pcd,aabb,obb]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Label1" style:display-name="ListLabel 1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style:style style:name="ListLabel2" style:display-name="ListLabel 2" style:family="text">
      <style:text-properties fo:font-weight="bold" style:font-weight-asian="bold" fo:color="#1155CC" style:text-underline-type="single" style:text-underline-style="solid" style:text-underline-width="auto" style:text-underline-mode="continuous" style:text-underline-color="font-color"/>
    </style:style>
    <style:style style:name="ListLabel3" style:display-name="ListLabel 3" style:family="text">
      <style:text-properties fo:language="en" fo:country="GB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Elitsa Emilova Venchova</meta:initial-creator>
    <dc:creator>Elitsa Venchova</dc:creator>
    <meta:creation-date>2021-08-02T09:29:00Z</meta:creation-date>
    <dc:date>2022-05-05T06:51:00Z</dc:date>
    <meta:template xlink:href="Normal" xlink:type="simple"/>
    <meta:editing-cycles>41</meta:editing-cycles>
    <meta:editing-duration>PT30840S</meta:editing-duration>
    <meta:user-defined meta:name="AppVersion">16.0000</meta:user-defined>
    <meta:user-defined meta:name="Company">TechnoLogica EA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29" meta:word-count="2202" meta:character-count="14729" meta:row-count="104" meta:non-whitespace-character-count="12556"/>
  </office:meta>
</office:document-meta>
</file>